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ostet <text:s/>Anton:</text:span></text:p>
      <text:p text:style-name="Standard">Kod:<text:line-break/>Skrivit hela server-delen av projektet och den delen av appen som sköter kommunikationen med servern (Protocol och ServerConnection i appen). <text:line-break/>Skrivit mycket kod vid sidan om repot för att lära mig, t.ex. gjort flera projekt för att testa olika delar av appen. </text:p>
      <text:p text:style-name="Standard">Övrig kod:<text:line-break/>Jag försökte skriva ett testprojekt med Stefan utan framgång. Har även försökt hjälpa Mattias lite med databasen och kommunikationen med den. </text:p>
      <text:p text:style-name="Standard">Övrigt:<text:line-break/>Felsökt Servern. Felsökt kommunikation mellan server och klient. Tagit initiativ till några möten/Skypemöten. Ritat på whiteboard på möten. Bestämt stor del av serverns arkitektur. Varit med och bestämt en stor del av appens arkitektu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</meta:initial-creator>
    <meta:editing-cycles>5</meta:editing-cycles>
    <meta:creation-date>2012-10-22T18:27:00</meta:creation-date>
    <dc:date>2012-10-22T23:40:46.55</dc:date>
    <meta:editing-duration>PT52M31S</meta:editing-duration>
    <meta:generator>OpenOffice.org/3.4$Win32 OpenOffice.org_project/340m1$Build-9590</meta:generator>
    <meta:document-statistic meta:table-count="0" meta:image-count="0" meta:object-count="0" meta:page-count="1" meta:paragraph-count="4" meta:word-count="103" meta:character-count="6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